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6.07mm" fo:margin-left="-1.99mm" table:align="left" style:writing-mode="lr-tb"/>
    </style:style>
    <style:style style:name="Table6.A" style:family="table-column">
      <style:table-column-properties style:column-width="9.75mm"/>
    </style:style>
    <style:style style:name="Table6.B" style:family="table-column">
      <style:table-column-properties style:column-width="39mm"/>
    </style:style>
    <style:style style:name="Table6.C" style:family="table-column">
      <style:table-column-properties style:column-width="19.97mm"/>
    </style:style>
    <style:style style:name="Table6.D" style:family="table-column">
      <style:table-column-properties style:column-width="15.1mm"/>
    </style:style>
    <style:style style:name="Table6.E" style:family="table-column">
      <style:table-column-properties style:column-width="17.62mm"/>
    </style:style>
    <style:style style:name="Table6.F" style:family="table-column">
      <style:table-column-properties style:column-width="20.6mm"/>
    </style:style>
    <style:style style:name="Table6.G" style:family="table-column">
      <style:table-column-properties style:column-width="22.15mm"/>
    </style:style>
    <style:style style:name="Table6.H" style:family="table-column">
      <style:table-column-properties style:column-width="0.51mm"/>
    </style:style>
    <style:style style:name="Table6.I" style:family="table-column">
      <style:table-column-properties style:column-width="20.34mm"/>
    </style:style>
    <style:style style:name="Table6.J" style:family="table-column">
      <style:table-column-properties style:column-width="21.03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J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J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line-height="115%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15%">
        <style:tab-stops>
          <style:tab-stop style:position="73.03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line-height="115%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line-height="115%" fo:text-align="start" style:justify-single-word="false" style:snap-to-layout-gri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12.7mm" fo:margin-right="0mm" fo:line-height="115%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left="12.7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line-height="115%" fo:text-align="center" style:justify-single-word="false">
        <style:tab-stops>
          <style:tab-stop style:position="160.02m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15%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1.5mm" fo:border="0.06pt solid #000000" style:shadow="none">
        <style:background-image/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: asimage(o.company_id.logo)" text:anchor-type="paragraph" svg:x="1.8mm" svg:y="1.09mm" svg:width="49.12mm" draw:z-index="0"><draw:text-box fo:min-height="20.5mm"><text:p text:style-name="Frame_20_contents"/></draw:text-box></draw:frame><text:tab/><text:span text:style-name="T3"><text:placeholder text:placeholder-type="text">&lt;o.company_id.name&gt;</text:placeholder></text:span></text:p>
      <text:p text:style-name="P3"><text:tab/><text:span text:style-name="T3"><text:placeholder text:placeholder-type="text">&lt;o.company_id.street&gt;</text:placeholder></text:span><text:span text:style-name="T3">, </text:span><text:span text:style-name="T3"><text:placeholder text:placeholder-type="text">&lt;o.company_id.state_id.name&gt;</text:placeholder></text:span></text:p>
      <text:p text:style-name="P8"><text:span text:style-name="T3"><text:tab/>ĐT: </text:span><text:span text:style-name="T3"><text:placeholder text:placeholder-type="text">&lt;o.company_id.phone&gt;</text:placeholder></text:span><text:span text:style-name="T3"> - Fax: </text:span><text:span text:style-name="T3"><text:placeholder text:placeholder-type="text">&lt;o.company_id.fax&gt;</text:placeholder></text:span><text:span text:style-name="T3"><text:tab/></text:span></text:p>
      <text:p text:style-name="P22"/>
      <text:p text:style-name="P21"><draw:frame draw:style-name="fr2" draw:name="Frame1" text:anchor-type="paragraph" svg:x="145.08mm" svg:y="3.9mm" svg:width="25.66mm" svg:height="8.47mm" draw:z-index="1"><draw:text-box><text:p text:style-name="Frame_20_contents">BM 06.2</text:p></draw:text-box></draw:frame><text:tab/></text:p>
      <text:p text:style-name="P1">ĐƠN ĐẶT HÀNG</text:p>
      <text:p text:style-name="P12">Đơn vị bán: <text:span text:style-name="T3"><text:placeholder text:placeholder-type="text">&lt;o.company_id.name&gt;</text:placeholder></text:span></text:p>
      <text:p text:style-name="P12">Địa chỉ: <text:span text:style-name="T3"><text:placeholder text:placeholder-type="text">&lt;o.company_id.street&gt;</text:placeholder></text:span><text:span text:style-name="T3">, </text:span><text:span text:style-name="T3"><text:placeholder text:placeholder-type="text">&lt;o.company_id.state_id.name&gt;</text:placeholder></text:span></text:p>
      <text:p text:style-name="P12">Điện thoại: <text:span text:style-name="T4"><text:placeholder text:placeholder-type="text">&lt;o.company_id.phone&gt;</text:placeholder></text:span></text:p>
      <text:p text:style-name="P12">Nội dung đơn hàng: <text:tab/>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office:value-type="string">
            <text:p text:style-name="P2">TT</text:p>
          </table:table-cell>
          <table:table-cell table:style-name="Table6.A1" office:value-type="string">
            <text:p text:style-name="P2">Tên khách hàng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A1" table:number-columns-spanned="2" office:value-type="string">
            <text:p text:style-name="P2">Thành tiền</text:p>
          </table:table-cell>
          <table:covered-table-cell/>
          <table:table-cell table:style-name="Table6.J1" office:value-type="string">
            <text:p text:style-name="P2">Ghi chú</text:p>
          </table:table-cell>
        </table:table-row>
        <table:table-row table:style-name="Table6.1">
          <table:table-cell table:style-name="Table6.A2" table:number-columns-spanned="10" office:value-type="string">
            <text:p text:style-name="P15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7"><text:placeholder text:placeholder-type="text">&lt;sequence + 1&gt;</text:placeholder></text:p>
          </table:table-cell>
          <table:table-cell table:style-name="Table6.A1" office:value-type="string">
            <text:p text:style-name="P19"><text:placeholder text:placeholder-type="text">&lt;o.partner_id.name&gt;</text:placeholder></text:p>
          </table:table-cell>
          <table:table-cell table:style-name="Table6.A1" office:value-type="string">
            <text:p text:style-name="P19"><text:placeholder text:placeholder-type="text">&lt;line.name&gt;</text:placeholder></text:p>
          </table:table-cell>
          <table:table-cell table:style-name="Table6.A1" office:value-type="string">
            <text:p text:style-name="P19"><text:placeholder text:placeholder-type="text">&lt;line.product_uom.name&gt;</text:placeholder></text:p>
          </table:table-cell>
          <table:table-cell table:style-name="Table6.A1" office:value-type="string">
            <text:p text:style-name="P19"><text:placeholder text:placeholder-type="text">&lt;line.product_uom_qty&gt;</text:placeholder></text:p>
          </table:table-cell>
          <table:table-cell table:style-name="Table6.A1" office:value-type="string">
            <text:p text:style-name="P19"><text:placeholder text:placeholder-type="text">&lt;line.price_unit&gt;</text:placeholder></text:p>
          </table:table-cell>
          <table:table-cell table:style-name="Table6.A1" office:value-type="string">
            <text:p text:style-name="P19"><text:placeholder text:placeholder-type="text">&lt;get_thue(o,line)&gt;</text:placeholder></text:p>
          </table:table-cell>
          <table:table-cell table:style-name="Table6.A1" table:number-columns-spanned="2" office:value-type="string">
            <text:p text:style-name="P19"><text:placeholder text:placeholder-type="text">&lt;line.price_subtotal + get_thue(o,line)&gt;</text:placeholder></text:p>
          </table:table-cell>
          <table:covered-table-cell/>
          <table:table-cell table:style-name="Table6.J1" office:value-type="string">
            <text:p text:style-name="P10"/>
          </table:table-cell>
        </table:table-row>
        <table:table-row table:style-name="Table6.1">
          <table:table-cell table:style-name="Table6.A2" table:number-columns-spanned="10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6" office:value-type="string">
            <text:p text:style-name="P18">Tổng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5" table:number-columns-spanned="2" office:value-type="string">
            <text:p text:style-name="P20"><text:placeholder text:placeholder-type="text">&lt;get_tong(o)['tax']&gt;</text:placeholder></text:p>
          </table:table-cell>
          <table:covered-table-cell/>
          <table:table-cell table:style-name="Table6.A5" office:value-type="string">
            <text:p text:style-name="P20"><text:placeholder text:placeholder-type="text">&lt;get_tong(o)['total']&gt;</text:placeholder></text:p>
          </table:table-cell>
          <table:table-cell table:style-name="Table6.J5" office:value-type="string">
            <text:p text:style-name="P16"/>
          </table:table-cell>
        </table:table-row>
      </table:table>
      <text:p text:style-name="P11"/>
      <text:p text:style-name="P5"><text:span text:style-name="T1">Giao nhận vận chuyển: </text:span>…………………………………………………………………………….</text:p>
      <text:p text:style-name="P4">……………………………………………………………………………………………………….</text:p>
      <text:p text:style-name="P5"><text:span text:style-name="T1">Điều kiện thanh toán: </text:span>………………………………………………………………………………</text:p>
      <text:p text:style-name="P5"><text:span text:style-name="T1">Các yêu cầu khác: </text:span>………………………………………………………………………………….</text:p>
      <text:p text:style-name="P5">……………………………………………………………………………………………………….</text:p>
      <text:p text:style-name="P6">………………………………………………………………………………………………………</text:p>
      <text:p text:style-name="P7"><text:tab/><text:span text:style-name="T2">Ngày……….tháng……….năm………</text:span></text:p>
      <text:p text:style-name="P13"/>
      <text:p text:style-name="P14">Người lập đơn hàng <text:s text:c="8"/><text:tab/><text:tab/><text:tab/><text:tab/> <text:s text:c="4"/>Người duyệ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6-01-04T09:09:21</dc:date>
    <dc:creator>TrongNguyen </dc:creator>
    <meta:editing-duration>PT46M37S</meta:editing-duration>
    <meta:editing-cycles>42</meta:editing-cycles>
    <meta:generator>LibreOffice/3.5$Linux_x86 LibreOffice_project/350m1$Build-2</meta:generator>
    <meta:document-statistic meta:table-count="1" meta:image-count="0" meta:object-count="0" meta:page-count="1" meta:paragraph-count="40" meta:word-count="92" meta:character-count="980" meta:non-whitespace-character-count="902"/>
  </office:meta>
</office:document-meta>
</file>